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4pt" officeooo:rsid="0016be78" officeooo:paragraph-rsid="0016be78" style:font-size-asian="14pt" style:font-size-complex="14pt"/>
    </style:style>
    <style:style style:name="P2" style:family="paragraph" style:parent-style-name="Standard">
      <style:text-properties style:font-name="Century Schoolbook L" fo:font-size="14pt" officeooo:rsid="00182b0c" officeooo:paragraph-rsid="00182b0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El usuario hace la Elección de Pokemón.</text:p>
      <text:p text:style-name="P2">2.-Obtener la selección del usuario.</text:p>
      <text:p text:style-name="P1">2.-Si el Pokemón existe, se muestra imagen e información.</text:p>
      <text:p text:style-name="P1">3.-Si el Pokemón no existe, se imprime mensaje que no existe.</text:p>
      <text:p text:style-name="P1">3.-f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0:14:20.906255325</meta:creation-date>
    <dc:date>2015-09-22T21:31:04.629938374</dc:date>
    <meta:editing-duration>PT31M23S</meta:editing-duration>
    <meta:editing-cycles>1</meta:editing-cycles>
    <meta:document-statistic meta:table-count="0" meta:image-count="0" meta:object-count="0" meta:page-count="1" meta:paragraph-count="5" meta:word-count="33" meta:character-count="202" meta:non-whitespace-character-count="174"/>
    <meta:generator>LibreOffice/4.2.8.2$Linux_X86_64 LibreOffice_project/420m0$Build-2</meta:generator>
  </office:meta>
</office:document-meta>
</file>